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2h858wkkpN7TjA02dALinBAQefczf13vh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1:27:48.289275779</meta:creation-date>
    <dc:date>2023-02-07T11:28:10.717099069</dc:date>
    <meta:editing-duration>PT2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